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ABABA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6.93208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4.2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Actividad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Descripc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ogin (Vista)</text:p>
          </table:table-cell>
          <table:table-cell office:value-type="string" table:style-name="ce3">
            <text:p>FE</text:p>
          </table:table-cell>
          <table:table-cell office:value-type="string" table:style-name="ce3">
            <text:p>Vista Principal del sistem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ministrado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Principal Administrador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Visualización organizada en cuadric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ncipal Administrador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Traer los datos de las actividades registradas, nombre, logo, nombre de quien este acarg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trar Info de Admin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Traer el nombre del administrados, logo, numero de emplea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cadorGeneral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uscar Cordinador(Boleta/noEmpleado), Usuario(Boleta/noEmpleado), Actividad(Nombr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cadorGeneral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uestra de forma ordenada la informacion optenida anterior mente en recuadr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el Control Administrador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graficas correspondientes e informacion de cantidad de registra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el Control Administrador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la informacion desde el controlador para mostrarla en grafi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cion Curs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las listas de asistencias del curso acomodados por fechas y mostrar cantidad de asistencias, y botones en general (Mokup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cion Curso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la informacion para las listas, fecha , total de asistencias y nombre del respons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ñadir al curso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informacion de los registrados en el sistema para poder agregarlos al curso directam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ñadir al curs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todos los registrados en el sistema, boleta, carrera, nomb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adisticas del Curso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informacion para llenar las graficas correspondien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adisticas del Curs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graficas organizadas y entendib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cion Alumn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uestra estadisticas graficas de las asistencias y horas acumuladas por el momen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cion Alumno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Manda toda la informacion requeria mokups para mostrar del alumn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rdinador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Mostrar cursos acargo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informacion de los cursos registrados a su nomb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strar cursos acarg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Organizar y mostrar informacion de los cursos, nombre, horas, lugar, log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cion del Curso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todo el registro de informacion del curso, registrados, y asistencia en promedio, total de horas acumulad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cion del Curs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Organizar y mostrar informacion de los cursos, nombre, horas, lugar, log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r asistencia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boleta y nombre, para tomar asistencia, mostrar la fecha del dia de toma de la asistenc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ar asistencia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informacion de los alumnos registrados en el sistema y la fech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uario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1">
            <text:p>Visualizar su informacion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inforamcion registrada en el sistema sobre el usuar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ualizar su informacion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informacion del usuar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ualizar cursos registrados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inforamcion registrada en el sistema sobre las actividades registradas en el sistema ( nombre, horas,lugar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ualizar cursos registrados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de forma listada de los cursos registra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 estadisticas de su actividad por curso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Mostrar graficas sobre asistencias en el curs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 estadisticas de su actividad por curso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Cargar informacion necesaria del curso sobre la actividad del alumno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orlando</dc:creator>
    <meta:creation-date>2018-07-26T10:52:14Z</meta:creation-date>
    <dc:date>2018-07-26T19:14:25Z</dc:date>
    <meta:editing-cycles>1</meta:editing-cycles>
    <meta:editing-duration>PT473S</meta:editing-duration>
  </office:meta>
</office:document-meta>
</file>